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Pelkään ihastumisen/rakastumisen tunnetta</text:p>
      <text:p text:style-name="P5"/>
      <text:p text:style-name="P6">29 joulu 2014</text:p>
      <text:p text:style-name="P7"/>
      <text:p text:style-name="P8">Moi, kirjotan teille nyt vielä vähän lisää tästä mun hankalasta tilanteestani, jos se vaikka selkeyttäs asioita vähän paremmin. Eli mä oon se sama kirjottaja, joka kirjotti sen edellisenkin viestin liittyen poikaystävään ja sen löytymiseen, sekä sen, että mitä minun pitäisi tehdä ja minne mennä. Mutta joo - ongelmani on myöskin se ku<text:s/>mä tiiän tietäväni itteni homoksi ja tämän takia en sit oikein uskalla tutustua jätkiin ku pelkään niitten reaktiota ja suhtautumista tähän mun homouteen. Ku muutenkin olen aika ujo ja arka persoona.<text:s/><text:line-break/><text:line-break/>Toinen syy siihen, että miks mä en uskalla tutustua jätkiin on se, ku jostain syystä mä ihastun poikiin niin helposti, etenkin söpöihin/komeisiin ja nuorekkaisiin poikiin. Ja sitku oon aika tunteellinen ihminen yleensä, ni pelkään sitä ihastumisen/rakastumisen tunnetta johonkin jätkään. Vaikka toinen osapuoli<text:s/>ei olisikaan minusta kiinostunu. Ja kun olen joutunu kärsimään tästä sydämen murskaantumisesta jo niin monta kertaa, ni en enää uskalla tämänkään asian takia tutustua oikein jätkiin. Kun pelkään, että mun sydän murskaantuu aina uudelleen ja uudelleen. Mutta silti mä haluaisin saada oman poikaystävän, jotta mulla olisi sit joku tuki ja turva olemassa. Kerroin jo aiemmassa viestissäni olevani vielä kaapissa, tämänkin asian takia olen toivonu ittelleni sitä omaa poikaystävää. Että olisi sit tämä tuki ja turva<text:s/>olemassa, sitku pystyn ja voin kertoa perheelle, sekä sukulaisille omasta seksuaalisesta suuntautumisesta, kun on sit se tuki ja turva olemassa.</text:p>
      <text:p text:style-name="P9"/>
      <text:p text:style-name="P10">[Nimimerkki poistettu]</text:p>
      <text:p text:style-name="P11"/>
      <text:p text:style-name="P12"/>
      <text:p text:style-name="P13">Vastaus</text:p>
      <text:p text:style-name="P14"/>
      <text:p text:style-name="P15">Hei<text:s/>[Nimimerkki]<text:s/></text:p>
      <text:p text:style-name="P16"><text:line-break/>Kun vastasin edelliseen viestiisi niin en huomannut tätä täydennystä.<text:line-break/><text:line-break/>Tässä vaan rohkaisen sua löytämään ensin joitakin homopoikia/miehiä ystäviksesi. Silloin et ole niin yksin jos niitä sydänsuruja tulee. Musta on todella upeaa että uskallat ihastua säpöihin/komeisiin jätkiin! Siinä on aina riskinsä että se toinen ei olekaan kiinnostunut. Mutta ei kannata lannistua. Siinä ne kaverit olisi todella tärkeitä että niille voisi puhua niistä sydänsuruista. Mulla on vahvasti se fiilis, että kyllä sä vielä sen jätkän löydät, jonka luona sun on hyvä olla! Mutta mene ihmeessä nyt käymään jossain paikallisen Setan nuorten aikuisten ryhmässä, niin saat niitä kavereita joiden kanssa voit haukkua niitä tyhmiä komeita jätkiä, jotka ei älyä olla kiinnostunei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02:00Z</meta:creation-date>
    <dc:date>2023-01-20T17:02:00Z</dc:date>
    <meta:template xlink:href="Normal.dotm" xlink:type="simple"/>
    <meta:editing-cycles>1</meta:editing-cycles>
    <meta:editing-duration>PT0S</meta:editing-duration>
    <meta:document-statistic meta:page-count="1" meta:paragraph-count="5" meta:word-count="300" meta:character-count="2726" meta:row-count="20" meta:non-whitespace-character-count="2431"/>
  </office:meta>
</office:document-meta>
</file>